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35"></text:span><text:span text:style-name="T9">Sv/h to 1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3692671908386525380" text:style-name="L1">
        <text:list-item>
          <text:p text:style-name="P38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3:45.67</dc:date>
    <meta:print-date>2019-04-03T15:18:00</meta:print-date>
    <meta:editing-cycles>155</meta:editing-cycles>
    <meta:editing-duration>PT11H9M50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6" meta:character-count="6834"/>
  </office:meta>
</office:document-meta>
</file>